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width="0.102cm" svg:stroke-color="#ffff00" draw:marker-start-width="0.352cm" draw:marker-end="Arrow" draw:marker-end-width="0.452cm" draw:textarea-horizontal-align="center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6cm" fo:min-width="1.271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 style:list-style-name="L4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.6cm" fo:margin-right="0cm" fo:text-indent="-0.6cm"/>
      <style:text-properties fo:font-size="16pt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text-align="start"/>
      <style:text-properties fo:color="#23ff23" fo:font-size="20pt" fo:font-weight="bold"/>
    </style:style>
    <style:style style:name="P10" style:family="paragraph">
      <style:text-properties fo:color="#23ff23" fo:font-size="20pt" fo:font-weight="bold"/>
    </style:style>
    <style:style style:name="P11" style:family="paragraph">
      <style:paragraph-properties fo:text-align="center"/>
    </style:style>
    <style:style style:name="P12" style:family="paragraph">
      <style:paragraph-properties fo:text-align="start"/>
      <style:text-properties fo:color="#23ff23" fo:font-size="16pt" fo:font-weight="bold"/>
    </style:style>
    <style:style style:name="P13" style:family="paragraph">
      <style:paragraph-properties fo:margin-left="0cm" fo:margin-right="0cm" fo:text-indent="0cm"/>
      <style:text-properties fo:color="#23ff23" fo:font-size="20pt" fo:font-weight="bold"/>
    </style:style>
    <style:style style:name="P14" style:family="paragraph">
      <style:paragraph-properties fo:margin-left="2.4cm" fo:margin-right="0cm" text:enable-numbering="false" fo:text-indent="-0.8cm"/>
    </style:style>
    <style:style style:name="P15" style:family="paragraph">
      <style:paragraph-properties fo:margin-left="2.4cm" fo:margin-right="0cm" text:enable-numbering="true" fo:text-indent="-0.8cm"/>
    </style:style>
    <style:style style:name="P16" style:family="paragraph">
      <style:paragraph-properties fo:margin-left="3.6cm" fo:margin-right="0cm" text:enable-numbering="true" fo:text-indent="-0.6cm"/>
    </style:style>
    <style:style style:name="P17" style:family="paragraph">
      <style:paragraph-properties fo:margin-left="4.8cm" fo:margin-right="0cm" text:enable-numbering="false" fo:text-indent="-0.6cm"/>
    </style:style>
    <style:style style:name="P18" style:family="paragraph">
      <style:paragraph-properties fo:margin-left="6cm" fo:margin-right="0cm" text:enable-numbering="false" fo:text-indent="-0.6cm"/>
    </style:style>
    <style:style style:name="P19" style:family="paragraph">
      <style:paragraph-properties fo:margin-left="3.6cm" fo:margin-right="0cm" text:enable-numbering="false" fo:text-indent="-0.6cm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23ff23" fo:font-size="22pt" fo:font-weight="bold"/>
    </style:style>
    <style:style style:name="T4" style:family="text">
      <style:text-properties fo:color="#ffffff" fo:font-size="26pt" fo:font-weight="normal"/>
    </style:style>
    <style:style style:name="T5" style:family="text">
      <style:text-properties fo:color="#ffff00" fo:font-size="26pt" fo:font-weight="normal"/>
    </style:style>
    <style:style style:name="T6" style:family="text">
      <style:text-properties fo:color="#23ff23" fo:font-size="20pt" fo:font-weight="bold"/>
    </style:style>
    <style:style style:name="T7" style:family="text">
      <style:text-properties fo:color="#ccccff" fo:font-size="26pt" fo:font-weight="normal"/>
    </style:style>
    <style:style style:name="T8" style:family="text">
      <style:text-properties fo:font-size="26pt" fo:font-weight="normal"/>
    </style:style>
    <style:style style:name="T9" style:family="text">
      <style:text-properties fo:color="#23ff23" fo:font-size="16pt" fo:font-weight="bold"/>
    </style:style>
    <style:style style:name="T10" style:family="text">
      <style:text-properties fo:color="#ffcc99" fo:font-size="20pt" fo:font-weight="bold"/>
    </style:style>
    <style:style style:name="T11" style:family="text">
      <style:text-properties fo:color="#23ff23" fo:font-size="24pt" fo:font-weight="bold"/>
    </style:style>
    <style:style style:name="T12" style:family="text">
      <style:text-properties fo:color="#ffffff"/>
    </style:style>
    <style:style style:name="T13" style:family="text">
      <style:text-properties fo:color="#ccccff"/>
    </style:style>
    <style:style style:name="T14" style:family="text">
      <style:text-properties fo:color="#23ff23" fo:font-size="24pt" style:font-size-asian="24pt" style:font-size-complex="24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color="#ffff00" fo:font-size="24pt" style:font-size-asian="24pt" style:font-size-complex="24pt"/>
    </style:style>
    <style:style style:name="T17" style:family="text">
      <style:text-properties fo:color="#ccccff" fo:font-style="italic" style:font-style-asian="italic" style:font-style-complex="italic"/>
    </style:style>
    <style:style style:name="T18" style:family="text">
      <style:text-properties fo:color="#ffcc99"/>
    </style:style>
    <style:style style:name="T19" style:family="text">
      <style:text-properties fo:color="#ccccff" fo:font-size="22pt" fo:font-weight="bold"/>
    </style:style>
    <style:style style:name="T20" style:family="text">
      <style:text-properties fo:color="#23ff23" fo:font-weight="bold"/>
    </style:style>
    <style:style style:name="T21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2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3" style:family="text">
      <style:text-properties fo:color="#23ff23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4" style:family="text">
      <style:text-properties fo:color="#ccccff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5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6" style:family="text">
      <style:text-properties fo:color="#ffffff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7" style:family="text">
      <style:text-properties fo:color="#23ff23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8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9" style:family="text">
      <style:text-properties fo:color="#ccccff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4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making an ADT</presentation:footer-decl>
      <presentation:footer-decl presentation:name="ftr2">CMPTxxxx</presentation:footer-decl>
      <presentation:date-time-decl presentation:name="dtd1" presentation:source="fixed">2 Nov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Py ch16-17:<text:line-break/><text:tab/><text:tab/>Making an ADT the OO Way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2 Nov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lasses and instance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We <text:span text:style-name="T1">define</text:span> (declare) object <text:span text:style-name="T1">classes</text:span> (types)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ttribut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Methods</text:span> (interfac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onstructor and destructo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Then we <text:span text:style-name="T1">instantiate</text:span> the class (declare variables)</text:p>
              </text:list-item>
            </text:list>
            <text:list text:style-name="L3">
              <text:list-item>
                <text:p text:style-name="P3">e.g., <text:span text:style-name="T2">frac1</text:span> is a variable of type <text:span text:style-name="T2">Fraction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frac1</text:span> is the instance,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Fraction</text:span> is the clas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More on instantiating classes</text:p>
          </draw:text-box>
        </draw:frame>
        <draw:frame presentation:style-name="pr7" draw:text-style-name="P5" draw:layer="layout" svg:width="25.199cm" svg:height="14.267cm" svg:x="1.4cm" svg:y="4.507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class Date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day = 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month = 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year = 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class StudentRecord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firstName = 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lastName = 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ID = 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birthdate = Date(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4">Creating a new </text:span><text:span text:style-name="T5">StudentRecord</text:span><text:span text:style-name="T4"> makes a new </text:span><text:span text:style-name="T5">Date</text:span><text:span text:style-name="T4">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bob = StudentRecord(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bob.birthdate.year = 1986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" draw:text-style-name="P9" draw:id="id2" draw:layer="layout" svg:width="5.009cm" svg:height="4.269cm" svg:x="17.499cm" svg:y="4.691cm">
          <text:p text:style-name="P8"><text:span text:style-name="T6">first: Bob</text:span></text:p>
          <text:p text:style-name="P8"><text:span text:style-name="T6">last: Smith</text:span></text:p>
          <text:p text:style-name="P8"><text:span text:style-name="T6">ID: 2389</text:span></text:p>
          <text:p text:style-name="P8"><text:span text:style-name="T6">bday:</text:span></text:p>
        </draw:rect>
        <draw:rect draw:style-name="gr2" draw:text-style-name="P9" draw:id="id3" draw:layer="layout" svg:width="4.621cm" svg:height="3.141cm" svg:x="22.155cm" svg:y="9.843cm">
          <text:p text:style-name="P8"><text:span text:style-name="T6">day: 12</text:span></text:p>
          <text:p text:style-name="P8"><text:span text:style-name="T6">month: 5</text:span></text:p>
          <text:p text:style-name="P8"><text:span text:style-name="T6">year: 1986</text:span></text:p>
        </draw:rect>
        <draw:frame draw:style-name="gr3" draw:text-style-name="P10" draw:id="id1" draw:layer="layout" svg:width="1.797cm" svg:height="1.038cm" svg:x="14.817cm" svg:y="4.031cm">
          <draw:text-box>
            <text:p text:style-name="P1"><text:span text:style-name="T6">bob</text:span></text:p>
          </draw:text-box>
        </draw:frame>
        <draw:connector draw:style-name="gr4" draw:text-style-name="P11" draw:layer="layout" draw:type="curve" svg:x1="15.715cm" svg:y1="5.069cm" svg:x2="17.499cm" svg:y2="6.825cm" draw:start-shape="id1" draw:start-glue-point="2" draw:end-shape="id2" draw:end-glue-point="3">
          <text:p text:style-name="P1"/>
        </draw:connector>
        <draw:connector draw:style-name="gr4" draw:text-style-name="P11" draw:layer="layout" draw:type="curve" svg:x1="20.391cm" svg:y1="8.114cm" svg:x2="22.155cm" svg:y2="11.413cm" draw:end-shape="id3" draw:end-glue-point="3">
          <text:p text:style-name="P1"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14.863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7">Assignment</text:span><text:span text:style-name="T8">: </text:span><text:span text:style-name="T5">alia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larry = bob</text:span><text:span text:style-name="T3"><text:line-break/></text:span><text:span text:style-name="T3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7">copy.copy()</text:span><text:span text:style-name="T8">: </text:span><text:span text:style-name="T5">shallow</text:span><text:span text:style-name="T8"> copy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larry = copy.copy(bob)</text:span><text:span text:style-name="T3"><text:line-break/></text:span><text:span text:style-name="T3"><text:line-break/></text:span><text:span text:style-name="T3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7">copy.deepcopy()</text:span><text:span text:style-name="T8">: </text:span><text:span text:style-name="T5">deep</text:span><text:span text:style-name="T8"> copy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larry = copy.deepcopy(bob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178cm" svg:x="1cm" svg:y="0.337cm" presentation:class="title">
          <draw:text-box>
            <text:p text:style-name="P1">More on copy vs. alias</text:p>
          </draw:text-box>
        </draw:frame>
        <draw:rect draw:style-name="gr2" draw:text-style-name="P12" draw:id="id5" draw:layer="layout" svg:width="3.491cm" svg:height="3.165cm" svg:x="16.071cm" svg:y="3.225cm">
          <text:p text:style-name="P8"><text:span text:style-name="T9">first: Bob</text:span></text:p>
          <text:p text:style-name="P8"><text:span text:style-name="T9">last: Smith</text:span></text:p>
          <text:p text:style-name="P8"><text:span text:style-name="T9">ID: 2389</text:span></text:p>
          <text:p text:style-name="P8"><text:span text:style-name="T9">bday:</text:span></text:p>
        </draw:rect>
        <draw:rect draw:style-name="gr2" draw:text-style-name="P12" draw:id="id6" draw:layer="layout" svg:width="3.738cm" svg:height="2.176cm" svg:x="20.408cm" svg:y="4.249cm">
          <text:p text:style-name="P8"><text:span text:style-name="T9">day: 12</text:span></text:p>
          <text:p text:style-name="P8"><text:span text:style-name="T9">month: 5</text:span></text:p>
          <text:p text:style-name="P8"><text:span text:style-name="T9">year: 1986</text:span></text:p>
        </draw:rect>
        <draw:frame draw:style-name="gr3" draw:text-style-name="P10" draw:id="id4" draw:layer="layout" svg:width="1.797cm" svg:height="1.038cm" svg:x="12.837cm" svg:y="2.954cm">
          <draw:text-box>
            <text:p text:style-name="P1"><text:span text:style-name="T6">bob</text:span></text:p>
          </draw:text-box>
        </draw:frame>
        <draw:connector draw:style-name="gr4" draw:text-style-name="P11" draw:layer="layout" draw:type="curve" svg:x1="13.735cm" svg:y1="3.992cm" svg:x2="16.071cm" svg:y2="4.807cm" draw:start-shape="id4" draw:start-glue-point="2" draw:end-shape="id5" draw:end-glue-point="3">
          <text:p text:style-name="P1"/>
        </draw:connector>
        <draw:connector draw:style-name="gr4" draw:text-style-name="P11" draw:layer="layout" draw:type="curve" svg:x1="18.256cm" svg:y1="5.756cm" svg:x2="20.408cm" svg:y2="5.337cm" draw:end-shape="id6" draw:end-glue-point="3">
          <text:p text:style-name="P1"/>
        </draw:connector>
        <draw:frame draw:style-name="gr3" draw:text-style-name="P10" draw:id="id7" draw:layer="layout" svg:width="2.034cm" svg:height="1.038cm" svg:x="12.537cm" svg:y="5.365cm">
          <draw:text-box>
            <text:p text:style-name="P1"><text:span text:style-name="T6">larry</text:span></text:p>
          </draw:text-box>
        </draw:frame>
        <draw:connector draw:style-name="gr4" draw:text-style-name="P11" draw:layer="layout" draw:type="curve" svg:x1="13.554cm" svg:y1="5.365cm" svg:x2="16.071cm" svg:y2="4.818cm" draw:start-shape="id7" draw:start-glue-point="0">
          <text:p text:style-name="P1"/>
        </draw:connector>
        <draw:rect draw:style-name="gr2" draw:text-style-name="P12" draw:id="id9" draw:layer="layout" svg:width="3.491cm" svg:height="3.165cm" svg:x="17.637cm" svg:y="8.546cm">
          <text:p text:style-name="P8"><text:span text:style-name="T9">first: Bob</text:span></text:p>
          <text:p text:style-name="P8"><text:span text:style-name="T9">last: Smith</text:span></text:p>
          <text:p text:style-name="P8"><text:span text:style-name="T9">ID: 2389</text:span></text:p>
          <text:p text:style-name="P8"><text:span text:style-name="T9">bday:</text:span></text:p>
        </draw:rect>
        <draw:rect draw:style-name="gr2" draw:text-style-name="P12" draw:id="id10" draw:layer="layout" svg:width="3.738cm" svg:height="2.176cm" svg:x="20.492cm" svg:y="12.411cm">
          <text:p text:style-name="P8"><text:span text:style-name="T9">day: 12</text:span></text:p>
          <text:p text:style-name="P8"><text:span text:style-name="T9">month: 5</text:span></text:p>
          <text:p text:style-name="P8"><text:span text:style-name="T9">year: 1986</text:span></text:p>
        </draw:rect>
        <draw:frame draw:style-name="gr3" draw:text-style-name="P10" draw:id="id8" draw:layer="layout" svg:width="1.797cm" svg:height="1.038cm" svg:x="15.22cm" svg:y="7.957cm">
          <draw:text-box>
            <text:p text:style-name="P1"><text:span text:style-name="T6">bob</text:span></text:p>
          </draw:text-box>
        </draw:frame>
        <draw:connector draw:style-name="gr4" draw:text-style-name="P11" draw:layer="layout" draw:type="curve" svg:x1="16.118cm" svg:y1="8.995cm" svg:x2="17.637cm" svg:y2="10.128cm" draw:start-shape="id8" draw:start-glue-point="2" draw:end-shape="id9" draw:end-glue-point="3">
          <text:p text:style-name="P1"/>
        </draw:connector>
        <draw:connector draw:style-name="gr4" draw:text-style-name="P11" draw:layer="layout" draw:type="curve" svg:x1="19.539cm" svg:y1="11.059cm" svg:x2="20.492cm" svg:y2="13.499cm" draw:end-shape="id10" draw:end-glue-point="3">
          <text:p text:style-name="P1"/>
        </draw:connector>
        <draw:connector draw:style-name="gr4" draw:text-style-name="P11" draw:layer="layout" draw:type="curve" svg:x1="22.755cm" svg:y1="8.966cm" svg:x2="24.109cm" svg:y2="10.056cm" draw:start-shape="id11" draw:start-glue-point="2" draw:end-shape="id12" draw:end-glue-point="3">
          <text:p text:style-name="P1"/>
        </draw:connector>
        <draw:rect draw:style-name="gr2" draw:text-style-name="P12" draw:id="id12" draw:layer="layout" svg:width="3.491cm" svg:height="3.165cm" svg:x="24.109cm" svg:y="8.474cm">
          <text:p text:style-name="P8"><text:span text:style-name="T9">first: Bob</text:span></text:p>
          <text:p text:style-name="P8"><text:span text:style-name="T9">last: Smith</text:span></text:p>
          <text:p text:style-name="P8"><text:span text:style-name="T9">ID: 2389</text:span></text:p>
          <text:p text:style-name="P8"><text:span text:style-name="T9">bday:</text:span></text:p>
        </draw:rect>
        <draw:frame draw:style-name="gr3" draw:text-style-name="P10" draw:id="id11" draw:layer="layout" svg:width="2.034cm" svg:height="1.038cm" svg:x="21.738cm" svg:y="7.928cm">
          <draw:text-box>
            <text:p text:style-name="P1"><text:span text:style-name="T6">larry</text:span></text:p>
          </draw:text-box>
        </draw:frame>
        <draw:connector draw:style-name="gr4" draw:text-style-name="P11" draw:layer="layout" draw:type="curve" draw:line-skew="1.092cm" svg:x1="26.737cm" svg:y1="10.988cm" svg:x2="24.23cm" svg:y2="13.499cm" draw:end-shape="id10" draw:end-glue-point="1">
          <text:p text:style-name="P1"/>
        </draw:connector>
        <draw:rect draw:style-name="gr2" draw:text-style-name="P12" draw:id="id14" draw:layer="layout" svg:width="3.491cm" svg:height="3.165cm" svg:x="3.941cm" svg:y="15.735cm">
          <text:p text:style-name="P8"><text:span text:style-name="T9">first: Bob</text:span></text:p>
          <text:p text:style-name="P8"><text:span text:style-name="T9">last: Smith</text:span></text:p>
          <text:p text:style-name="P8"><text:span text:style-name="T9">ID: 2389</text:span></text:p>
          <text:p text:style-name="P8"><text:span text:style-name="T9">bday:</text:span></text:p>
        </draw:rect>
        <draw:rect draw:style-name="gr2" draw:text-style-name="P12" draw:id="id15" draw:layer="layout" svg:width="3.738cm" svg:height="2.176cm" svg:x="8.102cm" svg:y="17.183cm">
          <text:p text:style-name="P8"><text:span text:style-name="T9">day: 12</text:span></text:p>
          <text:p text:style-name="P8"><text:span text:style-name="T9">month: 5</text:span></text:p>
          <text:p text:style-name="P8"><text:span text:style-name="T9">year: 1986</text:span></text:p>
        </draw:rect>
        <draw:frame draw:style-name="gr3" draw:text-style-name="P10" draw:id="id13" draw:layer="layout" svg:width="1.797cm" svg:height="1.038cm" svg:x="1.807cm" svg:y="15.464cm">
          <draw:text-box>
            <text:p text:style-name="P1"><text:span text:style-name="T6">bob</text:span></text:p>
          </draw:text-box>
        </draw:frame>
        <draw:connector draw:style-name="gr4" draw:text-style-name="P11" draw:layer="layout" draw:type="curve" svg:x1="2.705cm" svg:y1="16.502cm" svg:x2="3.941cm" svg:y2="17.317cm" draw:start-shape="id13" draw:start-glue-point="2" draw:end-shape="id14" draw:end-glue-point="3">
          <text:p text:style-name="P1"/>
        </draw:connector>
        <draw:connector draw:style-name="gr4" draw:text-style-name="P11" draw:layer="layout" draw:type="curve" svg:x1="6.126cm" svg:y1="18.266cm" svg:x2="8.102cm" svg:y2="18.271cm" draw:end-shape="id15" draw:end-glue-point="3">
          <text:p text:style-name="P1"/>
        </draw:connector>
        <draw:frame draw:style-name="gr5" draw:text-style-name="P13" draw:id="id16" draw:layer="layout" svg:width="2.204cm" svg:height="1.066cm" svg:x="11.744cm" svg:y="15.271cm">
          <draw:text-box>
            <text:p text:style-name="P1"><text:span text:style-name="T6">larry</text:span></text:p>
          </draw:text-box>
        </draw:frame>
        <draw:connector draw:style-name="gr4" draw:text-style-name="P11" draw:layer="layout" draw:type="curve" svg:x1="12.846cm" svg:y1="16.337cm" svg:x2="14.418cm" svg:y2="17.229cm" draw:start-shape="id16" draw:start-glue-point="2" draw:end-shape="id17" draw:end-glue-point="3">
          <text:p text:style-name="P1"/>
        </draw:connector>
        <draw:rect draw:style-name="gr2" draw:text-style-name="P12" draw:id="id17" draw:layer="layout" svg:width="3.491cm" svg:height="3.165cm" svg:x="14.418cm" svg:y="15.647cm">
          <text:p text:style-name="P8"><text:span text:style-name="T9">first: Bob</text:span></text:p>
          <text:p text:style-name="P8"><text:span text:style-name="T9">last: Smith</text:span></text:p>
          <text:p text:style-name="P8"><text:span text:style-name="T9">ID: 2389</text:span></text:p>
          <text:p text:style-name="P8"><text:span text:style-name="T9">bday:</text:span></text:p>
        </draw:rect>
        <draw:rect draw:style-name="gr2" draw:text-style-name="P12" draw:id="id18" draw:layer="layout" svg:width="3.738cm" svg:height="2.176cm" svg:x="18.508cm" svg:y="17.095cm">
          <text:p text:style-name="P8"><text:span text:style-name="T9">day: 12</text:span></text:p>
          <text:p text:style-name="P8"><text:span text:style-name="T9">month: 5</text:span></text:p>
          <text:p text:style-name="P8"><text:span text:style-name="T9">year: 1986</text:span></text:p>
        </draw:rect>
        <draw:connector draw:style-name="gr4" draw:text-style-name="P11" draw:layer="layout" draw:type="curve" svg:x1="16.603cm" svg:y1="18.178cm" svg:x2="18.508cm" svg:y2="18.183cm" draw:end-shape="id18" draw:end-glue-point="3">
          <text:p text:style-name="P1"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Using 'id' to look at aliase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We can check whether two names are <text:span text:style-name="T1">aliases</text:span> or separate <text:span text:style-name="T1">copies</text:span> by using the Python built-in '<text:span text:style-name="T1">id</text:span>'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6">id(student1)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10"># 11563216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6">student2 = student1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10"># alia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6">id(student2)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10"># 11563216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6">student2 = copy.deepcopy(student1)</text:span><text:span text:style-name="T6"><text:tab/></text:span><text:span text:style-name="T10"># copy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6">id(student2)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10"># 18493888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reating a list of object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Our student db is a list of StudentRecords</text:p>
              </text:list-item>
            </text:list>
            <text:list text:style-name="L3">
              <text:list-item>
                <text:p text:style-name="P3">Because of aliasing, we can't use this shortcut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student = StudentRecord(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studentDB = [student] * 35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 list of 35 aliases to the same object!</text:p>
                  </text:list-item>
                </text:list>
              </text:list-item>
            </text:list>
            <text:list text:style-name="L3">
              <text:list-item>
                <text:p text:style-name="P3">Use a for loop to create separate object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1">studentDB = [0] * 35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1">for idx in range(len(studentDB))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11">studentDB[idx] = StudentRecord(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reating a Fractions ADT</text:p>
          </draw:text-box>
        </draw:frame>
        <draw:frame presentation:style-name="pr5" draw:text-style-name="P3" draw:layer="layout" svg:width="25.199cm" svg:height="14.683cm" svg:x="1.4cm" svg:y="4.507cm" presentation:class="outline" presentation:user-transformed="true">
          <draw:text-box>
            <text:list text:style-name="L3">
              <text:list-item>
                <text:p text:style-name="P3">In ch6 we sketched a <text:span text:style-name="T2">Fractions</text:span> library</text:p>
              </text:list-item>
            </text:list>
            <text:list text:style-name="L3">
              <text:list-item>
                <text:list>
                  <text:list-item>
                    <text:p text:style-name="P4">Fractions were really <text:span text:style-name="T1">tupl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Hard to <text:span text:style-name="T1">hide</text:span> that from the user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OO</text:span> lets us do fractions the '<text:span text:style-name="T1">right</text:span>' way:</text:p>
              </text:list-item>
            </text:list>
            <text:list text:style-name="L3">
              <text:list-item>
                <text:list>
                  <text:list-item>
                    <text:p text:style-name="P4">Fractions <text:span text:style-name="T1">class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wo <text:span text:style-name="T1">attributes</text:span>: <text:span text:style-name="T2">num</text:span>, <text:span text:style-name="T2">deno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Methods</text:span>: <text:span text:style-name="T2">add</text:span>, <text:span text:style-name="T2">sub</text:span>, <text:span text:style-name="T2">mul</text:span>, <text:span text:style-name="T2">div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onstructor</text:span> method: calls <text:span text:style-name="T2">__init__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span text:style-name="T2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2">See </text:span><text:span text:style-name="T13"><text:a xlink:href="http://twu.seanho.com/python/oofraction.py">oofraction.py</text:a>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O: Method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In OO, procedures are <text:span text:style-name="T1">methods</text:span> of an object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Messages</text:span> that can be passed to the objec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efined within the <text:span text:style-name="T1">class</text:span> declaration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First</text:span> parameter to the method is always a reference to the current object: '<text:span text:style-name="T1">self</text:span>'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6">class Fraction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6">def __str__(self)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8"><text:span text:style-name="T6">"""A pretty-printed form of the fraction."""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8"><text:span text:style-name="T6">return "%d / %d" % (num, denom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8"><text:span text:style-name="T6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4">__str__</text:span><text:span text:style-name="T15"> is an example of a </text:span><text:span text:style-name="T16">customization</text:span><text:span text:style-name="T15">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5">Gets called by </text:span><text:span text:style-name="T14">print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Listing all entities in a clas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Special Python attribute '<text:span text:style-name="T2">__dict__</text:span>'</text:p>
              </text:list-item>
            </text:list>
            <text:list text:style-name="L3">
              <text:list-item>
                <text:p text:style-name="P3"><text:span text:style-name="T1">Dictionary</text:span> of all entities in the class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import math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math.__dict__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ists all <text:span text:style-name="T1">functions</text:span>, <text:span text:style-name="T1">constants</text:span>, etc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an be very <text:span text:style-name="T1">long</text:span> for some modules!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reating a new clas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Most class <text:span text:style-name="T1">definitions</text:span> will have <text:span text:style-name="T2">__init__</text:span> and <text:span text:style-name="T2">__str__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3">class Fraction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3">def __init__(self)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8"><text:span text:style-name="T3">self.numer = 0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8"><text:span text:style-name="T3">self.denom = 1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3">def __str__(self)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8"><text:span text:style-name="T3">return '%d / %d' % (self.numer, self.denom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Refer to <text:span text:style-name="T1">instance variables</text:span> via <text:span text:style-name="T2">self.</text:span><text:span text:style-name="T17">variable</text:span></text:p>
              </text:list-item>
            </text:list>
            <text:list text:style-name="L3">
              <text:list-item>
                <text:p text:style-name="P3"><text:span text:style-name="T1">Docstrings</text:span> for <text:span text:style-name="T2">__init__ </text:span>and<text:span text:style-name="T2"> __str__</text:span> are not usually needed unless something special is happening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Instantiating our new clas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We can now make an <text:span text:style-name="T1">instance</text:span> of our clas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f1 = Fraction(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f1.numer = 2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f2.denom = 3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print f1</text:span><text:tab/><text:tab/><text:tab/><text:span text:style-name="T18"># 2 / 3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/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dding a method: multiply()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Multiply</text:span> takes two parameters: <text:span text:style-name="T1">self</text:span>, and the <text:span text:style-name="T1">other</text:span> fraction to add.</text:p>
              </text:list-item>
            </text:list>
            <text:list text:style-name="L3">
              <text:list-item>
                <text:list>
                  <text:list-item>
                    <text:p text:style-name="P4">This definition goes <text:span text:style-name="T1">inside</text:span> the class definition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3">def multiply(self, f2)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3">"""Multiply two fractions.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3">product = Fraction(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3">product.numer = self.numer * f2.num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3">product.denom = self.denom * f2.den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3">return produc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Need to create a <text:span text:style-name="T1">new</text:span> <text:span text:style-name="T2">Fraction</text:span> to return as the <text:span text:style-name="T1">result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Using the multiply() method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We can now multiply two fraction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print f1</text:span><text:tab/><text:tab/><text:tab/><text:span text:style-name="T18"># 2 / 3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f2 = Fraction(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f2.numer = 1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f2.denom = 2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print f1.multiply(f2)</text:span><text:span text:style-name="T18"><text:tab/></text:span><text:span text:style-name="T18"><text:tab/></text:span><text:span text:style-name="T18"># 2 / 6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ython customization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Certain method names are <text:span text:style-name="T1">special</text:span> in Python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__init__</text:span>: Called by the constructor when we <text:span text:style-name="T1">setup</text:span> a new instanc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__str__</text:span>: Called by <text:span text:style-name="T1">pri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__mul__</text:span>: Overloads the (<text:span text:style-name="T1">*</text:span>) operato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__add__</text:span>: Overloads the (<text:span text:style-name="T1">+</text:span>) operato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__le__</text:span>: Overloads the (<text:span text:style-name="T1">&lt;</text:span>) operato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etc. (pretty much any operator can be <text:span text:style-name="T1">overloaded</text:span>!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9"><text:a xlink:href="http://docs.python.org/ref/specialnames.html">http://docs.python.org/ref/specialnames.html</text:a>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Using customization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So if we name our <text:span text:style-name="T2">multiply()</text:span> method <text:span text:style-name="T2">__mul__()</text:span> instead, we can do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print f1</text:span><text:tab/><text:tab/><text:tab/><text:span text:style-name="T18"># 2 / 3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print f2</text:span><text:span text:style-name="T18"><text:tab/></text:span><text:span text:style-name="T18"><text:tab/></text:span><text:span text:style-name="T18"><text:tab/></text:span><text:span text:style-name="T18"># 1 / 2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print f1 * f2</text:span><text:span text:style-name="T18"><text:tab/></text:span><text:span text:style-name="T18"><text:tab/></text:span><text:span text:style-name="T18"># 2 / 6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arameters to the constructor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We can pass <text:span text:style-name="T1">parameters</text:span> to the constructor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0">f1 = Fraction(2,3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We just need to <text:span text:style-name="T1">extend</text:span> the <text:span text:style-name="T2">__init__</text:span> function to accept more parameter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1">def __init__(self, n, d)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11">self.numer = 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11">self.denom = 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efault parameter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Python functions can specify <text:span text:style-name="T1">defaults</text:span> for the tail-end parameter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1">def __init__(self, n=0, d=1)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11">self.numer = 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11">self.denom = 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If <text:span text:style-name="T2">__init__</text:span> is called with <text:span text:style-name="T1">no</text:span> parameters, <text:span text:style-name="T13">n=0 d=1</text:span></text:p>
              </text:list-item>
            </text:list>
            <text:list text:style-name="L3">
              <text:list-item>
                <text:p text:style-name="P3">If <text:span text:style-name="T2">__init__</text:span> is called with <text:span text:style-name="T1">one</text:span> parameter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n</text:span> is <text:span text:style-name="T13">given</text:span> and <text:span text:style-name="T13">d=1</text:span></text:p>
                  </text:list-item>
                </text:list>
              </text:list-item>
            </text:list>
            <text:list text:style-name="L3">
              <text:list-item>
                <text:p text:style-name="P3">If <text:span text:style-name="T2">__init__</text:span> is called with <text:span text:style-name="T1">two</text:span> parameters:</text:p>
              </text:list-item>
            </text:list>
            <text:list text:style-name="L3">
              <text:list-item>
                <text:list>
                  <text:list-item>
                    <text:p text:style-name="P4">both <text:span text:style-name="T13">n</text:span> and <text:span text:style-name="T13">d</text:span> are <text:span text:style-name="T13">given</text:span>.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TODO item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21">HW07</text:span><text:span text:style-name="T22"> due </text:span><text:span text:style-name="T23">Mon</text:span><text:span text:style-name="T22">: </text:span><text:span text:style-name="T24">ch9</text:span><text:span text:style-name="T25"> </text:span><text:span text:style-name="T26">#</text:span><text:span text:style-name="T27">6</text:span><text:span text:style-name="T26">, </text:span><text:span text:style-name="T27">8</text:span><text:span text:style-name="T26">, </text:span><text:span text:style-name="T27">16</text:span><text:span text:style-name="T26"> (in Python).</text:span></text:p>
              </text:list-item>
            </text:list>
            <text:list text:style-name="L3">
              <text:list-item>
                <text:p text:style-name="P3"><text:span text:style-name="T25">Lab07</text:span><text:span text:style-name="T28"> due next </text:span><text:span text:style-name="T27">Wed</text:span><text:span text:style-name="T28">: </text:span><text:span text:style-name="T29">ch9</text:span><text:span text:style-name="T28"> (choose one):</text:span></text:p>
              </text:list-item>
            </text:list>
            <text:list text:style-name="L3">
              <text:list-item>
                <text:list>
                  <text:list-item>
                    <text:p text:style-name="P4">#<text:span text:style-name="T2">37+38</text:span>: people db, match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#<text:span text:style-name="T2">40+41</text:span>: online chequeboo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#<text:span text:style-name="T2">46</text:span>: church directory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Paper topic</text:span> due next week <text:span text:style-name="T2">Fri 9Nov</text:span></text:p>
              </text:list-item>
            </text:list>
            <text:list text:style-name="L3">
              <text:list-item>
                <text:p text:style-name="P3"><text:span text:style-name="T25">Lab10</text:span><text:span text:style-name="T28"> due last week of classes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8">Choose one from Lab</text:span><text:span text:style-name="T29">04-07</text:span><text:span text:style-name="T28">, do in M2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office:forms form:automatic-focus="false" form:apply-design-mode="false"/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Sean Ho</meta:initial-creator>
    <meta:creation-date>2006-10-30T09:58:23</meta:creation-date>
    <dc:creator>Sean Ho</dc:creator>
    <dc:date>2007-11-02T13:53:04</dc:date>
    <meta:editing-cycles>17</meta:editing-cycles>
    <meta:editing-duration>PT9H2M30S</meta:editing-duration>
    <meta:user-defined meta:name="Info 1"/>
    <meta:user-defined meta:name="Info 2"/>
    <meta:user-defined meta:name="Info 3"/>
    <meta:user-defined meta:name="Info 4"/>
    <meta:document-statistic meta:object-count="260"/>
  </office:meta>
</office:document-meta>
</file>